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automatic-styles>
    <style:style style:name="Table1" style:family="table">
      <style:table-properties style:width="16.417cm" fo:margin-left="0.076cm" fo:margin-right="0.018cm" fo:margin-top="0cm" fo:margin-bottom="0cm" table:align="margins"/>
    </style:style>
    <style:style style:name="Table1.A" style:family="table-column">
      <style:table-column-properties style:column-width="3.627cm" style:rel-column-width="14479*"/>
    </style:style>
    <style:style style:name="Table1.B" style:family="table-column">
      <style:table-column-properties style:column-width="6.14cm" style:rel-column-width="24513*"/>
    </style:style>
    <style:style style:name="Table1.C" style:family="table-column">
      <style:table-column-properties style:column-width="2.94cm" style:rel-column-width="11740*"/>
    </style:style>
    <style:style style:name="Table1.D" style:family="table-column">
      <style:table-column-properties style:column-width="3.708cm" style:rel-column-width="14803*"/>
    </style:style>
    <style:style style:name="Table1.1" style:family="table-row">
      <style:table-row-properties style:min-row-height="0.776cm" style:keep-together="true" fo:keep-together="auto"/>
    </style:style>
    <style:style style:name="Table1.A1" style:family="table-cell">
      <style:table-cell-properties style:vertical-align="" fo:background-color="#ffffff" fo:padding-left="0.191cm" fo:padding-right="0.191cm" fo:padding-top="0cm" fo:padding-bottom="0cm" fo:border="0.035cm solid #000001">
        <style:background-image/>
      </style:table-cell-properties>
    </style:style>
    <style:style style:name="Table1.B1" style:family="table-cell">
      <style:table-cell-properties fo:padding="0cm" fo:border="none"/>
    </style:style>
    <style:style style:name="Table1.2" style:family="table-row">
      <style:table-row-properties style:keep-together="true" fo:keep-together="auto"/>
    </style:style>
    <style:style style:name="Table1.C2"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2" style:family="table">
      <style:table-properties style:width="16.447cm" fo:margin-left="0.046cm" fo:margin-right="0.018cm" fo:margin-top="0cm" fo:margin-bottom="0cm" table:align="margins"/>
    </style:style>
    <style:style style:name="Table2.A" style:family="table-column">
      <style:table-column-properties style:column-width="3.639cm" style:rel-column-width="2063*"/>
    </style:style>
    <style:style style:name="Table2.B" style:family="table-column">
      <style:table-column-properties style:column-width="0.288cm" style:rel-column-width="163*"/>
    </style:style>
    <style:style style:name="Table2.C" style:family="table-column">
      <style:table-column-properties style:column-width="5.8cm" style:rel-column-width="3288*"/>
    </style:style>
    <style:style style:name="Table2.D" style:family="table-column">
      <style:table-column-properties style:column-width="3.039cm" style:rel-column-width="1723*"/>
    </style:style>
    <style:style style:name="Table2.E" style:family="table-column">
      <style:table-column-properties style:column-width="3.681cm" style:rel-column-width="2087*"/>
    </style:style>
    <style:style style:name="Table2.1" style:family="table-row">
      <style:table-row-properties style:min-row-height="0.776cm"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Table2.C1" style:family="table-cell">
      <style:table-cell-properties fo:padding="0cm" fo:border="none"/>
    </style:style>
    <style:style style:name="Table2.2" style:family="table-row">
      <style:table-row-properties style:keep-together="true" fo:keep-together="auto"/>
    </style:style>
    <style:style style:name="Table2.D2"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3" style:family="table">
      <style:table-properties style:width="16.417cm" fo:margin-left="0.046cm" fo:margin-right="0.048cm" fo:margin-top="0cm" fo:margin-bottom="0cm" table:align="margins"/>
    </style:style>
    <style:style style:name="Table3.A" style:family="table-column">
      <style:table-column-properties style:column-width="3.593cm" style:rel-column-width="14342*"/>
    </style:style>
    <style:style style:name="Table3.B" style:family="table-column">
      <style:table-column-properties style:column-width="0.333cm" style:rel-column-width="1329*"/>
    </style:style>
    <style:style style:name="Table3.C" style:family="table-column">
      <style:table-column-properties style:column-width="5.854cm" style:rel-column-width="23371*"/>
    </style:style>
    <style:style style:name="Table3.D" style:family="table-column">
      <style:table-column-properties style:column-width="2.993cm" style:rel-column-width="11949*"/>
    </style:style>
    <style:style style:name="Table3.E" style:family="table-column">
      <style:table-column-properties style:column-width="3.642cm" style:rel-column-width="14544*"/>
    </style:style>
    <style:style style:name="Table3.1" style:family="table-row">
      <style:table-row-properties style:min-row-height="0.776cm" style:keep-together="true" fo:keep-together="auto"/>
    </style:style>
    <style:style style:name="Table3.A1" style:family="table-cell">
      <style:table-cell-properties style:vertical-align="" fo:background-color="#ffffff" fo:padding-left="0.191cm" fo:padding-right="0.191cm" fo:padding-top="0cm" fo:padding-bottom="0cm" fo:border="0.035cm solid #000001">
        <style:background-image/>
      </style:table-cell-properties>
    </style:style>
    <style:style style:name="Table3.C1" style:family="table-cell">
      <style:table-cell-properties fo:padding="0cm" fo:border="none"/>
    </style:style>
    <style:style style:name="Table3.2" style:family="table-row">
      <style:table-row-properties style:keep-together="true" fo:keep-together="auto"/>
    </style:style>
    <style:style style:name="Table3.D2"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3.6" style:family="table-row">
      <style:table-row-properties style:min-row-height="3.316cm" style:keep-together="true" fo:keep-together="auto"/>
    </style:style>
    <style:style style:name="P1" style:family="paragraph" style:parent-style-name="Standard">
      <style:text-properties style:font-name="Arial" fo:font-size="12pt" style:font-name-asian="Arial2" style:font-size-asian="12pt" style:font-name-complex="Arial2" style:font-size-complex="12pt"/>
    </style:style>
    <style:style style:name="P2" style:family="paragraph" style:parent-style-name="Standard">
      <style:paragraph-properties fo:line-height="100%" fo:orphans="0" fo:widows="0"/>
      <style:text-properties style:font-name="Arial" fo:font-size="12pt" style:font-name-asian="Arial2" style:font-size-asian="12pt" style:font-name-complex="Arial2" style:font-size-complex="12pt"/>
    </style:style>
    <style:style style:name="P3" style:family="paragraph" style:parent-style-name="Standard">
      <style:paragraph-properties fo:line-height="100%" fo:orphans="0" fo:widows="0"/>
      <style:text-properties style:font-name="Arial" fo:font-size="12pt" fo:font-weight="bold" style:font-name-asian="Arial2" style:font-size-asian="12pt" style:font-weight-asian="bold" style:font-name-complex="Arial2" style:font-size-complex="12pt"/>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line-height="100%" fo:orphans="0" fo:widows="0"/>
    </style:style>
    <style:style style:name="P6" style:family="paragraph" style:parent-style-name="Standard">
      <style:text-properties fo:color="#666666" style:font-name="Arial" fo:font-size="12pt" style:font-name-asian="Arial2" style:font-size-asian="12pt" style:font-name-complex="Arial2" style:font-size-complex="12pt"/>
    </style:style>
    <style:style style:name="P7" style:family="paragraph" style:parent-style-name="Standard">
      <style:text-properties fo:color="#434343" style:font-name="Arial" fo:font-size="12pt" style:font-name-asian="Arial2" style:font-size-asian="12pt" style:font-name-complex="Arial2" style:font-size-complex="12pt"/>
    </style:style>
    <style:style style:name="P8" style:family="paragraph" style:parent-style-name="Standard">
      <style:text-properties fo:color="#000000" style:font-name="Arial" fo:font-size="12pt" style:font-name-asian="Arial2" style:font-size-asian="12pt" style:font-name-complex="Arial2" style:font-size-complex="12pt"/>
    </style:style>
    <style:style style:name="P9" style:family="paragraph" style:parent-style-name="Standard" style:list-style-name="WWNum2">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10" style:family="paragraph" style:parent-style-name="Standard" style:list-style-name="WWNum1">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11" style:family="paragraph" style:parent-style-name="Standard" style:list-style-name="WWNum2">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2"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13"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14"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5"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16"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background-color="#ffffff" fo:padding="0cm" fo:border="none" fo:keep-with-next="auto">
        <style:background-image/>
      </style:paragraph-properties>
    </style:style>
    <style:style style:name="P17"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background-color="#ffffff" fo:padding="0cm" fo:border="none" fo:keep-with-next="auto">
        <style:background-image/>
      </style:paragraph-properties>
      <style:text-properties fo:color="#000000"/>
    </style:style>
    <style:style style:name="P18" style:family="paragraph" style:parent-style-name="Standard">
      <style:paragraph-properties fo:margin-left="0cm" fo:margin-right="0cm" fo:margin-top="0cm" fo:margin-bottom="0cm" fo:line-height="115%" fo:text-align="start" style:justify-single-word="false" fo:orphans="2" fo:widows="2" fo:text-indent="0cm" style:auto-text-indent="false" fo:background-color="#ffffff" fo:padding="0cm" fo:border="none">
        <style:background-image/>
      </style:paragraph-properties>
      <style:text-properties fo:color="#000000"/>
    </style:style>
    <style:style style:name="P19" style:family="paragraph" style:parent-style-name="Standard">
      <style:paragraph-properties fo:margin-left="0cm" fo:margin-right="0cm" fo:margin-top="0cm" fo:margin-bottom="0.353cm" fo:line-height="15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20" style:family="paragraph" style:parent-style-name="Standard">
      <style:paragraph-properties fo:margin-left="0cm" fo:margin-right="0cm" fo:margin-top="0cm" fo:margin-bottom="0.353cm" fo:line-height="150%" fo:text-align="start" style:justify-single-word="false" fo:keep-together="auto" fo:orphans="2" fo:widows="2" fo:text-indent="0cm" style:auto-text-indent="false" fo:background-color="#ffffff" fo:padding="0cm" fo:border="none" fo:keep-with-next="auto">
        <style:background-image/>
      </style:paragraph-properties>
    </style:style>
    <style:style style:name="P21" style:family="paragraph" style:parent-style-name="Standard">
      <style:paragraph-properties fo:margin-left="1.27cm" fo:margin-right="0cm" fo:margin-top="0cm" fo:margin-bottom="0.353cm" fo:line-height="150%" fo:text-align="start" style:justify-single-word="false" fo:orphans="2" fo:widows="2" fo:text-indent="0cm" style:auto-text-indent="false" fo:background-color="#ffffff" fo:padding="0cm" fo:border="none">
        <style:background-image/>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1.27cm" fo:margin-right="0cm" fo:margin-top="0cm" fo:margin-bottom="0.353cm" fo:line-height="150%" fo:text-align="start" style:justify-single-word="false" fo:orphans="2" fo:widows="2" fo:text-indent="0cm" style:auto-text-indent="false" fo:background-color="#ffffff" fo:padding="0cm" fo:border="none">
        <style:background-image/>
      </style:paragraph-properties>
      <style:text-properties fo:color="#000000" fo:font-size="12pt" fo:font-weight="normal" style:font-size-asian="12pt" style:font-weight-asian="normal" style:font-size-complex="12pt" style:font-weight-complex="normal"/>
    </style:style>
    <style:style style:name="P23" style:family="paragraph" style:parent-style-name="Standard">
      <style:paragraph-properties fo:margin-left="1.27cm" fo:margin-right="0cm" fo:margin-top="0cm" fo:margin-bottom="0.353cm" fo:line-height="150%" fo:text-align="start" style:justify-single-word="false" fo:keep-together="auto" fo:orphans="2" fo:widows="2" fo:text-indent="0cm" style:auto-text-indent="false" fo:background-color="#ffffff" fo:padding="0cm" fo:border="none" fo:keep-with-next="auto">
        <style:background-image/>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1.27cm" fo:margin-right="0cm" fo:margin-top="0cm" fo:margin-bottom="0.353cm" fo:line-height="15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list-style-name="L6">
      <style:paragraph-properties fo:margin-top="0cm" fo:margin-bottom="0cm" fo:line-height="115%" fo:text-align="start" style:justify-single-word="false" fo:orphans="2" fo:widows="2" fo:background-color="#ffffff" fo:padding="0cm" fo:border="none">
        <style:background-image/>
      </style:paragraph-properties>
    </style:style>
    <style:style style:name="P26" style:family="paragraph" style:parent-style-name="Standard">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27" style:family="paragraph" style:parent-style-name="Standard" style:list-style-name="L1">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28" style:family="paragraph" style:parent-style-name="Standard" style:list-style-name="L2">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29" style:family="paragraph" style:parent-style-name="Standard" style:list-style-name="L3">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30" style:family="paragraph" style:parent-style-name="Standard" style:list-style-name="L4">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31" style:family="paragraph" style:parent-style-name="Standard" style:list-style-name="L5">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32" style:family="paragraph" style:parent-style-name="Standard" style:list-style-name="L6">
      <style:paragraph-properties fo:margin-top="0cm" fo:margin-bottom="0cm" fo:line-height="115%" fo:text-align="start" style:justify-single-word="false" fo:orphans="2" fo:widows="2" fo:background-color="#ffffff" fo:padding="0cm" fo:border="none">
        <style:background-image/>
      </style:paragraph-properties>
      <style:text-properties fo:color="#000000"/>
    </style:style>
    <style:style style:name="P33" style:family="paragraph" style:parent-style-name="Standard">
      <style:paragraph-properties fo:margin-top="0cm" fo:margin-bottom="0cm" fo:line-height="100%" fo:orphans="0" fo:widows="0"/>
      <style:text-properties style:font-name="Arial" fo:font-size="12pt" fo:font-weight="bold" style:font-name-asian="Arial2" style:font-size-asian="12pt" style:font-weight-asian="bold" style:font-name-complex="Arial2" style:font-size-complex="12pt"/>
    </style:style>
    <style:style style:name="P34" style:family="paragraph" style:parent-style-name="Heading_20_1" style:master-page-name="Standard">
      <style:paragraph-properties fo:text-align="center" style:justify-single-word="false" style:page-number="auto"/>
    </style:style>
    <style:style style:name="P35" style:family="paragraph" style:parent-style-name="Heading_20_1" style:master-page-name="Standard">
      <style:paragraph-properties fo:text-align="center" style:justify-single-word="false" style:page-number="auto"/>
    </style:style>
    <style:style style:name="T1" style:family="text">
      <style:text-properties fo:font-variant="normal" fo:text-transform="none" fo:color="#000000"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3" style:family="text">
      <style:text-properties fo:font-variant="normal" fo:text-transform="none" fo:color="#000000" style:text-line-through-styl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4" style:family="text">
      <style:text-properties fo:font-variant="normal" fo:text-transform="none" fo:color="#000000" style:text-line-through-styl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5" style:family="text">
      <style:text-properties fo:font-variant="normal" fo:text-transform="none" fo:color="#000000" style:text-line-through-style="none" style:text-position="0% 100%" style:font-name="Arial" fo:font-style="normal" style:text-underline-style="none" fo:font-weight="bold" style:font-name-asian="Arial2" style:font-style-asian="normal" style:font-weight-asian="bold" style:font-name-complex="Arial2"/>
    </style:style>
    <style:style style:name="T6" style:family="text">
      <style:text-properties fo:font-variant="normal" fo:text-transform="none" fo:color="#000000" style:text-line-through-style="none" style:text-position="0% 100%" style:font-name="Arial" fo:font-style="normal" style:text-underline-style="none" style:font-name-asian="Arial2" style:font-style-asian="normal" style:font-name-complex="Arial2"/>
    </style:style>
    <style:style style:name="T7" style:family="text">
      <style:text-properties fo:font-variant="normal" fo:text-transform="none"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8" style:family="text">
      <style:text-properties fo:font-variant="normal" fo:text-transform="none" style:text-line-through-styl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9" style:family="text">
      <style:text-properties fo:font-variant="normal" fo:text-transform="none" style:text-line-through-styl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0" style:family="text">
      <style:text-properties fo:font-variant="normal" fo:text-transform="none" style:text-line-through-style="none" style:text-position="0% 100%" style:font-name="Arial" fo:font-style="normal" style:text-underline-style="none" style:font-name-asian="Arial2" style:font-style-asian="normal" style:font-name-complex="Arial2"/>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color="#444746" style:font-name="Roboto" fo:font-size="10.5pt" style:font-name-asian="Roboto1" style:font-size-asian="10.5pt" style:font-name-complex="Roboto1"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 text:name="_heading=h.gjdgxs"/>Evaluación de controles</text:h>
      <text:h text:style-name="Heading_20_2" text:outline-level="2"><text:bookmark text:name="_heading=h.30j0zll"/>Activos actuales</text:h>
      <text:p text:style-name="P16"><text:span text:style-name="T11">Entre l</text:span><text:span text:style-name="T1">os activos administrados por el departamento de TI </text:span><text:span text:style-name="T11">se encuentran</text:span><text:span text:style-name="T1"> los siguientes: </text:span></text:p>
      <text:list xml:id="list8172896937121153648" text:style-name="WWNum2">
        <text:list-item>
          <text:p text:style-name="P11">Equipos en las instalaciones para las necesidades comerciales en la oficina. <text:s/></text:p>
        </text:list-item>
        <text:list-item>
          <text:p text:style-name="P9"><text:span text:style-name="T1">Equipos de</text:span><text:span text:style-name="T11">l personal</text:span><text:span text:style-name="T1">: dispositivos de usuario final (computadoras de escritorio/portátiles, </text:span><text:span text:style-name="T11">teléfonos inteligentes</text:span><text:span text:style-name="T1">), estaciones de trabajo remotas, auriculares, cables, teclados, mouse, estaciones de acoplamiento, cámaras de vigilancia, etc.</text:span></text:p>
        </text:list-item>
        <text:list-item>
          <text:p text:style-name="P11">Gestión de sistemas, software y servicios: contabilidad, telecomunicaciones, bases de datos, seguridad, comercio electrónico y gestión de inventario.</text:p>
        </text:list-item>
        <text:list-item>
          <text:p text:style-name="P11">Acceso a Internet.</text:p>
        </text:list-item>
        <text:list-item>
          <text:p text:style-name="P11">Red interna.</text:p>
        </text:list-item>
        <text:list-item>
          <text:p text:style-name="P11">Gestión de acceso a proveedores.</text:p>
        </text:list-item>
        <text:list-item>
          <text:p text:style-name="P11">Servicios de alojamiento del centro de datos. <text:s/></text:p>
        </text:list-item>
        <text:list-item>
          <text:p text:style-name="P11">Retención y almacenamiento de datos.</text:p>
        </text:list-item>
        <text:list-item>
          <text:p text:style-name="P9"><text:span text:style-name="T1">Lectores de </text:span><text:span text:style-name="T11">tarjetas de identificación</text:span><text:span text:style-name="T1">.</text:span></text:p>
        </text:list-item>
      </text:list>
      <text:list xml:id="list7007811878539000073" text:style-name="WWNum1">
        <text:list-item>
          <text:p text:style-name="P10"><text:span text:style-name="T1">Mantenimiento de sistemas heredados: sistemas </text:span><text:span text:style-name="T11">obsoletos</text:span><text:span text:style-name="T1"> que requieren supervisión humana.</text:span><text:span text:style-name="T4"> </text:span></text:p>
        </text:list-item>
      </text:list>
      <text:p text:style-name="P4"/>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Controles administrativos</text:p>
            </table:table-cell>
            <table:table-cell table:style-name="Table1.B1" table:number-columns-spanned="2" office:value-type="string">
              <text:p text:style-name="Standard"/>
            </table:table-cell>
            <table:covered-table-cell/>
            <table:table-cell table:style-name="Table1.B1" office:value-type="string">
              <text:p text:style-name="Standard"/>
            </table:table-cell>
          </table:table-row>
        </table:table-header-rows>
        <table:table-row table:style-name="Table1.2">
          <table:table-cell table:style-name="Table1.A1" office:value-type="string">
            <text:p text:style-name="P13">Nombre de control</text:p>
          </table:table-cell>
          <table:table-cell table:style-name="Table1.A1" office:value-type="string">
            <text:p text:style-name="P15"><text:span text:style-name="T3">Tipo de control y </text:span><text:span text:style-name="T12">explicación</text:span></text:p>
            <text:p text:style-name="P3"/>
            <text:p text:style-name="P3"/>
          </table:table-cell>
          <table:table-cell table:style-name="Table1.C2" office:value-type="string">
            <text:p text:style-name="P13">Se tiene que implementar (X)</text:p>
          </table:table-cell>
          <table:table-cell table:style-name="Table1.A1" office:value-type="string">
            <text:p text:style-name="P13">Prioridad</text:p>
          </table:table-cell>
        </table:table-row>
        <table:table-row table:style-name="Table1.2">
          <table:table-cell table:style-name="Table1.A1" office:value-type="string">
            <text:p text:style-name="P15"><text:span text:style-name="T11">Principio de m</text:span><text:span text:style-name="T1">ínimo privilegio</text:span></text:p>
          </table:table-cell>
          <table:table-cell table:style-name="Table1.A1" office:value-type="string">
            <text:p text:style-name="P15"><text:span text:style-name="T1">Preventivo. Reduc</text:span><text:span text:style-name="T11">ir</text:span><text:span text:style-name="T1"> el riesgo asegurándose de que proveedores y el personal no autorizado solo tengan acceso a los activos/datos que necesitan para realizar su trabajo.</text:span></text:p>
          </table:table-cell>
          <table:table-cell table:style-name="Table1.C2" office:value-type="string">
            <text:p text:style-name="P2">X</text:p>
          </table:table-cell>
          <table:table-cell table:style-name="Table1.A1" office:value-type="string">
            <text:p text:style-name="P2">Alta</text:p>
          </table:table-cell>
        </table:table-row>
        <table:table-row table:style-name="Table1.2">
          <table:table-cell table:style-name="Table1.A1" office:value-type="string">
            <text:p text:style-name="P15"><text:span text:style-name="T1">Planes de recuperación ante </text:span><text:span text:style-name="T11">incidentes</text:span></text:p>
          </table:table-cell>
          <table:table-cell table:style-name="Table1.A1" office:value-type="string">
            <text:p text:style-name="P15"><text:span text:style-name="T1">Correctivo. </text:span><text:span text:style-name="T11">Garantizar la c</text:span><text:span text:style-name="T1">ontinuidad del negocio</text:span><text:span text:style-name="T11">, asegur</text:span><text:span text:style-name="T1">a</text:span><text:span text:style-name="T11">ndo</text:span><text:span text:style-name="T1"> que los sistemas puedan ejecutarse en caso de incidentes, que no haya pérdida de productividad por tiempo de inactividad ni </text:span><text:soft-page-break/><text:span text:style-name="T1">impacto en los componentes del sistema, que incluyen entorno de la sala de computadoras (aire acondicionado, fuentes de alimentación, etc.), hardware (servidores, equipos de empleados), conectividad (red interna, inalámbrica), aplicaciones (correo electrónico, datos electrónicos), así como datos y restauración.</text:span></text:p>
          </table:table-cell>
          <table:table-cell table:style-name="Table1.C2" office:value-type="string">
            <text:p text:style-name="P2">X</text:p>
          </table:table-cell>
          <table:table-cell table:style-name="Table1.A1" office:value-type="string">
            <text:p text:style-name="P2">Alta</text:p>
          </table:table-cell>
        </table:table-row>
        <table:table-row table:style-name="Table1.2">
          <table:table-cell table:style-name="Table1.A1" office:value-type="string">
            <text:p text:style-name="P14">Políticas de contraseñas</text:p>
          </table:table-cell>
          <table:table-cell table:style-name="Table1.A1" office:value-type="string">
            <text:p text:style-name="P15"><text:span text:style-name="T1">Preventivo. Establecer </text:span><text:span text:style-name="T11">requisitos de seguridad de</text:span><text:span text:style-name="T1"> contraseñas para reducir la probabilidad de comprometer la cuenta debido a técnicas de ataque por fuerza bruta o diccionario.</text:span></text:p>
          </table:table-cell>
          <table:table-cell table:style-name="Table1.C2" office:value-type="string">
            <text:p text:style-name="P2">X</text:p>
          </table:table-cell>
          <table:table-cell table:style-name="Table1.A1" office:value-type="string">
            <text:p text:style-name="P2">Media</text:p>
          </table:table-cell>
        </table:table-row>
        <table:table-row table:style-name="Table1.2">
          <table:table-cell table:style-name="Table1.A1" office:value-type="string">
            <text:p text:style-name="P14">Políticas de control de acceso</text:p>
          </table:table-cell>
          <table:table-cell table:style-name="Table1.A1" office:value-type="string">
            <text:p text:style-name="P14">Preventivo. Aumentar la confidencialidad e integridad de los datos.</text:p>
          </table:table-cell>
          <table:table-cell table:style-name="Table1.C2" office:value-type="string">
            <text:p text:style-name="P2">X</text:p>
          </table:table-cell>
          <table:table-cell table:style-name="Table1.A1" office:value-type="string">
            <text:p text:style-name="P2">Alta</text:p>
          </table:table-cell>
        </table:table-row>
        <table:table-row table:style-name="Table1.2">
          <table:table-cell table:style-name="Table1.A1" office:value-type="string">
            <text:p text:style-name="P14">Políticas de gestión de cuentas</text:p>
          </table:table-cell>
          <table:table-cell table:style-name="Table1.A1" office:value-type="string">
            <text:p text:style-name="P15"><text:span text:style-name="T1">Preventivo. Reduc</text:span><text:span text:style-name="T11">ir</text:span><text:span text:style-name="T1"> la superficie expuesta a ataques y limita el impacto general de </text:span><text:span text:style-name="T11">ex </text:span><text:span text:style-name="T1">empleados/as </text:span><text:span text:style-name="T11">disconformes.</text:span></text:p>
          </table:table-cell>
          <table:table-cell table:style-name="Table1.C2" office:value-type="string">
            <text:p text:style-name="P2">X</text:p>
          </table:table-cell>
          <table:table-cell table:style-name="Table1.A1" office:value-type="string">
            <text:p text:style-name="P2">Media/Alta</text:p>
          </table:table-cell>
        </table:table-row>
        <table:table-row table:style-name="Table1.2">
          <table:table-cell table:style-name="Table1.A1" office:value-type="string">
            <text:p text:style-name="P14">Separación de funciones</text:p>
          </table:table-cell>
          <table:table-cell table:style-name="Table1.A1" office:value-type="string">
            <text:p text:style-name="P15"><text:span text:style-name="T1">Preventivo. Garantizar que nadie tenga tanto acceso que pueda abusar del sistema para obt</text:span><text:span text:style-name="T11">ener </text:span><text:span text:style-name="T1">beneficios personales.</text:span></text:p>
          </table:table-cell>
          <table:table-cell table:style-name="Table1.C2" office:value-type="string">
            <text:p text:style-name="P2">X</text:p>
          </table:table-cell>
          <table:table-cell table:style-name="Table1.A1" office:value-type="string">
            <text:p text:style-name="P2">Alta</text:p>
          </table:table-cell>
        </table:table-row>
      </table:table>
      <text:p text:style-name="P1"/>
      <text:p text:style-name="P1"/>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2">Controles técnicos</text:p>
          </table:table-cell>
          <table:covered-table-cell/>
          <table:table-cell table:style-name="Table2.C1" table:number-columns-spanned="2" office:value-type="string">
            <text:p text:style-name="Standard"/>
          </table:table-cell>
          <table:covered-table-cell/>
          <table:table-cell table:style-name="Table2.C1" office:value-type="string">
            <text:p text:style-name="Standard"/>
          </table:table-cell>
        </table:table-row>
        <table:table-row table:style-name="Table2.2">
          <table:table-cell table:style-name="Table2.A1" office:value-type="string">
            <text:p text:style-name="P13">Nombre de control</text:p>
          </table:table-cell>
          <table:table-cell table:style-name="Table2.A1" table:number-columns-spanned="2" office:value-type="string">
            <text:p text:style-name="P15"><text:span text:style-name="T3">Tipo de control y </text:span><text:span text:style-name="T12">explicación</text:span></text:p>
            <text:p text:style-name="P3"/>
          </table:table-cell>
          <table:covered-table-cell/>
          <table:table-cell table:style-name="Table2.D2" office:value-type="string">
            <text:p text:style-name="P13">Se tiene que implementar</text:p>
            <text:p text:style-name="P13">(X)</text:p>
          </table:table-cell>
          <table:table-cell table:style-name="Table2.A1" office:value-type="string">
            <text:p text:style-name="P13">Prioridad</text:p>
          </table:table-cell>
        </table:table-row>
        <table:table-row table:style-name="Table2.2">
          <table:table-cell table:style-name="Table2.A1" office:value-type="string">
            <text:p text:style-name="P15"><text:span text:style-name="T11">Cortafuegos </text:span><text:soft-page-break/><text:span text:style-name="T11">(f</text:span><text:span text:style-name="T1">irewall)</text:span></text:p>
            <text:p text:style-name="P2"/>
          </table:table-cell>
          <table:table-cell table:style-name="Table2.A1" table:number-columns-spanned="2" office:value-type="string">
            <text:p text:style-name="P14">Preventivo. Ya hay instalados <text:soft-page-break/>firewalls para filtrar el tráfico no deseado/malicioso que ingresa a la red interna.</text:p>
          </table:table-cell>
          <table:covered-table-cell/>
          <table:table-cell table:style-name="Table2.D2" office:value-type="string">
            <text:p text:style-name="P2"/>
          </table:table-cell>
          <table:table-cell table:style-name="Table2.A1" office:value-type="string">
            <text:p text:style-name="P2">N/A</text:p>
          </table:table-cell>
        </table:table-row>
        <table:table-row table:style-name="Table2.2">
          <table:table-cell table:style-name="Table2.A1" office:value-type="string">
            <text:p text:style-name="P15"><text:span text:style-name="T1">Sistema de detección de intrusiones (</text:span><text:span text:style-name="T11">IDS</text:span><text:span text:style-name="T1">)</text:span></text:p>
          </table:table-cell>
          <table:table-cell table:style-name="Table2.A1" table:number-columns-spanned="2" office:value-type="string">
            <text:p text:style-name="P15"><text:span text:style-name="T1">De detección. Permit</text:span><text:span text:style-name="T11">ir</text:span><text:span text:style-name="T1"> al equipo de TI identificar posibles intrusiones (por ejemplo, tráfico anómalo) rápidamente.</text:span></text:p>
          </table:table-cell>
          <table:covered-table-cell/>
          <table:table-cell table:style-name="Table2.D2" office:value-type="string">
            <text:p text:style-name="P2">X</text:p>
          </table:table-cell>
          <table:table-cell table:style-name="Table2.A1" office:value-type="string">
            <text:p text:style-name="P2">Alta</text:p>
          </table:table-cell>
        </table:table-row>
        <table:table-row table:style-name="Table2.2">
          <table:table-cell table:style-name="Table2.A1" office:value-type="string">
            <text:p text:style-name="P14">Cifrado</text:p>
            <text:p text:style-name="P2"/>
          </table:table-cell>
          <table:table-cell table:style-name="Table2.A1" table:number-columns-spanned="2" office:value-type="string">
            <text:p text:style-name="P15"><text:span text:style-name="T1">Disuasivo. </text:span><text:span text:style-name="T11">Garantizar</text:span><text:span text:style-name="T1"> que la información y los datos confidenciales sean más seguros (por ejemplo, transacciones de pago en el sitio web).</text:span></text:p>
          </table:table-cell>
          <table:covered-table-cell/>
          <table:table-cell table:style-name="Table2.D2" office:value-type="string">
            <text:p text:style-name="P2">X</text:p>
          </table:table-cell>
          <table:table-cell table:style-name="Table2.A1" office:value-type="string">
            <text:p text:style-name="P2">Media</text:p>
          </table:table-cell>
        </table:table-row>
        <table:table-row table:style-name="Table2.2">
          <table:table-cell table:style-name="Table2.A1" office:value-type="string">
            <text:p text:style-name="P14">Copias de seguridad</text:p>
          </table:table-cell>
          <table:table-cell table:style-name="Table2.A1" table:number-columns-spanned="2" office:value-type="string">
            <text:p text:style-name="P15"><text:span text:style-name="T1">Correctivo. Permit</text:span><text:span text:style-name="T11">ir</text:span><text:span text:style-name="T13"> </text:span><text:span text:style-name="T11">la continuidad del negocio y mantener la productividad en caso de incidentes, al mantener los sistemas funcionando.</text:span></text:p>
          </table:table-cell>
          <table:covered-table-cell/>
          <table:table-cell table:style-name="Table2.D2" office:value-type="string">
            <text:p text:style-name="P2">X</text:p>
          </table:table-cell>
          <table:table-cell table:style-name="Table2.A1" office:value-type="string">
            <text:p text:style-name="P2">Media</text:p>
          </table:table-cell>
        </table:table-row>
        <table:table-row table:style-name="Table2.2">
          <table:table-cell table:style-name="Table2.A1" office:value-type="string">
            <text:p text:style-name="P15"><text:span text:style-name="T11">G</text:span><text:span text:style-name="T1">estión de contraseñas</text:span></text:p>
          </table:table-cell>
          <table:table-cell table:style-name="Table2.A1" table:number-columns-spanned="2" office:value-type="string">
            <text:p text:style-name="P15"><text:span text:style-name="T1">Correctivo. Recupera</text:span><text:span text:style-name="T11">r</text:span><text:span text:style-name="T1"> y restablec</text:span><text:span text:style-name="T11">er</text:span><text:span text:style-name="T1"> contraseñas, bloqueo de notificaciones.</text:span></text:p>
          </table:table-cell>
          <table:covered-table-cell/>
          <table:table-cell table:style-name="Table2.D2" office:value-type="string">
            <text:p text:style-name="P2">X</text:p>
          </table:table-cell>
          <table:table-cell table:style-name="Table2.A1" office:value-type="string">
            <text:p text:style-name="P2">Baja</text:p>
          </table:table-cell>
        </table:table-row>
        <table:table-row table:style-name="Table2.2">
          <table:table-cell table:style-name="Table2.A1" office:value-type="string">
            <text:p text:style-name="P14">Software de antivirus (AV)</text:p>
          </table:table-cell>
          <table:table-cell table:style-name="Table2.A1" table:number-columns-spanned="2" office:value-type="string">
            <text:p text:style-name="P15"><text:span text:style-name="T1">Correctivo. Detecta</text:span><text:span text:style-name="T11">r</text:span><text:span text:style-name="T1"> amenazas conocidas y </text:span><text:span text:style-name="T11">aislarlas</text:span><text:span text:style-name="T1">.</text:span></text:p>
          </table:table-cell>
          <table:covered-table-cell/>
          <table:table-cell table:style-name="Table2.D2" office:value-type="string">
            <text:p text:style-name="P2">X</text:p>
          </table:table-cell>
          <table:table-cell table:style-name="Table2.A1" office:value-type="string">
            <text:p text:style-name="P2">Media</text:p>
          </table:table-cell>
        </table:table-row>
        <table:table-row table:style-name="Table2.2">
          <table:table-cell table:style-name="Table2.A1" office:value-type="string">
            <text:p text:style-name="P14">Monitoreo manual, mantenimiento e intervención</text:p>
          </table:table-cell>
          <table:table-cell table:style-name="Table2.A1" table:number-columns-spanned="2" office:value-type="string">
            <text:p text:style-name="P14">Preventivo/correctivo. Necesario para que los sistemas heredados identifiquen y mitiguen posibles amenazas, riesgos y vulnerabilidades.</text:p>
          </table:table-cell>
          <table:covered-table-cell/>
          <table:table-cell table:style-name="Table2.D2" office:value-type="string">
            <text:p text:style-name="P2">X</text:p>
          </table:table-cell>
          <table:table-cell table:style-name="Table2.A1" office:value-type="string">
            <text:p text:style-name="P2">Alta</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12">Controles físicos</text:p>
          </table:table-cell>
          <table:covered-table-cell/>
          <table:table-cell table:style-name="Table3.C1" table:number-columns-spanned="2" office:value-type="string">
            <text:p text:style-name="Standard"/>
          </table:table-cell>
          <table:covered-table-cell/>
          <table:table-cell table:style-name="Table3.C1" office:value-type="string">
            <text:p text:style-name="Standard"/>
          </table:table-cell>
        </table:table-row>
        <table:table-row table:style-name="Table3.2">
          <table:table-cell table:style-name="Table3.A1" office:value-type="string">
            <text:p text:style-name="P13">Nombre de control</text:p>
          </table:table-cell>
          <table:table-cell table:style-name="Table3.A1" table:number-columns-spanned="2" office:value-type="string">
            <text:p text:style-name="P15"><text:span text:style-name="T3">Tipo de control y </text:span><text:span text:style-name="T12">explicación</text:span></text:p>
            <text:p text:style-name="P3"/>
          </table:table-cell>
          <table:covered-table-cell/>
          <table:table-cell table:style-name="Table3.D2" office:value-type="string">
            <text:p text:style-name="P13">Se tiene que implementar</text:p>
            <text:p text:style-name="P13">(X)</text:p>
          </table:table-cell>
          <table:table-cell table:style-name="Table3.A1" office:value-type="string">
            <text:p text:style-name="P13">Prioridad</text:p>
          </table:table-cell>
        </table:table-row>
        <table:table-row table:style-name="Table3.2">
          <table:table-cell table:style-name="Table3.A1" office:value-type="string">
            <text:p text:style-name="P14">Caja fuerte con control de <text:soft-page-break/>tiempo</text:p>
          </table:table-cell>
          <table:table-cell table:style-name="Table3.A1" table:number-columns-spanned="2" office:value-type="string">
            <text:p text:style-name="P15"><text:span text:style-name="T1">Disuasivo. Reduc</text:span><text:span text:style-name="T11">ir</text:span><text:span text:style-name="T1"> la superficie expuesta a ataque y </text:span><text:soft-page-break/><text:span text:style-name="T1">el impacto de las amenazas físicas.</text:span></text:p>
          </table:table-cell>
          <table:covered-table-cell/>
          <table:table-cell table:style-name="Table3.D2" office:value-type="string">
            <text:p text:style-name="P2">X</text:p>
          </table:table-cell>
          <table:table-cell table:style-name="Table3.A1" office:value-type="string">
            <text:p text:style-name="P2">Baja</text:p>
          </table:table-cell>
        </table:table-row>
        <table:table-row table:style-name="Table3.2">
          <table:table-cell table:style-name="Table3.A1" office:value-type="string">
            <text:p text:style-name="P14">Iluminación adecuada</text:p>
          </table:table-cell>
          <table:table-cell table:style-name="Table3.A1" table:number-columns-spanned="2" office:value-type="string">
            <text:p text:style-name="P14">Disuasivo. Limitar los lugares “ocultos” para disuadir las amenazas.</text:p>
          </table:table-cell>
          <table:covered-table-cell/>
          <table:table-cell table:style-name="Table3.D2" office:value-type="string">
            <text:p text:style-name="P5">X</text:p>
          </table:table-cell>
          <table:table-cell table:style-name="Table3.A1" office:value-type="string">
            <text:p text:style-name="P5">Baja</text:p>
          </table:table-cell>
        </table:table-row>
        <table:table-row table:style-name="Table3.2">
          <table:table-cell table:style-name="Table3.A1" office:value-type="string">
            <text:p text:style-name="P14">Vigilancia del circuito cerrado de televisión (CCTV)</text:p>
          </table:table-cell>
          <table:table-cell table:style-name="Table3.A1" table:number-columns-spanned="2" office:value-type="string">
            <text:p text:style-name="P15"><text:span text:style-name="T1">Preventivo/De detección. </text:span><text:span text:style-name="T11">R</text:span><text:span text:style-name="T1">educir el riesgo de ciertos eventos y </text:span><text:span text:style-name="T11">ver qué sucedió, </text:span><text:span text:style-name="T1">después del </text:span><text:span text:style-name="T11">incidente al</text:span><text:span text:style-name="T1"> llevar a cabo una investigación.</text:span></text:p>
          </table:table-cell>
          <table:covered-table-cell/>
          <table:table-cell table:style-name="Table3.D2" office:value-type="string">
            <text:p text:style-name="P2">X</text:p>
          </table:table-cell>
          <table:table-cell table:style-name="Table3.A1" office:value-type="string">
            <text:p text:style-name="P2">Media</text:p>
          </table:table-cell>
        </table:table-row>
        <table:table-row table:style-name="Table3.6">
          <table:table-cell table:style-name="Table3.A1" office:value-type="string">
            <text:p text:style-name="P15"><text:span text:style-name="T11">Cerradura</text:span><text:span text:style-name="T1"> de gabinetes (para equipos de red)</text:span></text:p>
          </table:table-cell>
          <table:table-cell table:style-name="Table3.A1" table:number-columns-spanned="2" office:value-type="string">
            <text:p text:style-name="P14">Preventivo. Aumentar la integridad al evitar que personas no autorizadas accedan físicamente o modifiquen el equipo de infraestructura de la red.</text:p>
          </table:table-cell>
          <table:covered-table-cell/>
          <table:table-cell table:style-name="Table3.D2" office:value-type="string">
            <text:p text:style-name="P2">X</text:p>
          </table:table-cell>
          <table:table-cell table:style-name="Table3.A1" office:value-type="string">
            <text:p text:style-name="P2">Media</text:p>
          </table:table-cell>
        </table:table-row>
        <table:table-row table:style-name="Table3.2">
          <table:table-cell table:style-name="Table3.A1" office:value-type="string">
            <text:p text:style-name="P15"><text:span text:style-name="T1">Carteles que indican el nombre de </text:span><text:span text:style-name="T11">la empresa </text:span><text:span text:style-name="T1">proveedora del servicio de alarmas</text:span></text:p>
          </table:table-cell>
          <table:table-cell table:style-name="Table3.A1" table:number-columns-spanned="2" office:value-type="string">
            <text:p text:style-name="P15"><text:span text:style-name="T1">Disuasivo. Reduc</text:span><text:span text:style-name="T11">ir</text:span><text:span text:style-name="T1"> </text:span><text:span text:style-name="T11">la probabilidad de éxito de ciertos tipos de amenazas al dar la apariencia de que un ataque exitoso es poco probable.</text:span></text:p>
          </table:table-cell>
          <table:covered-table-cell/>
          <table:table-cell table:style-name="Table3.D2" office:value-type="string">
            <text:p text:style-name="P2">X</text:p>
          </table:table-cell>
          <table:table-cell table:style-name="Table3.A1" office:value-type="string">
            <text:p text:style-name="P2">Baja</text:p>
          </table:table-cell>
        </table:table-row>
        <table:table-row table:style-name="Table3.2">
          <table:table-cell table:style-name="Table3.A1" office:value-type="string">
            <text:p text:style-name="P14">Cerraduras</text:p>
          </table:table-cell>
          <table:table-cell table:style-name="Table3.A1" table:number-columns-spanned="2" office:value-type="string">
            <text:p text:style-name="P15"><text:span text:style-name="T1">Preventivo. Lo</text:span><text:span text:style-name="T11">grar que l</text:span><text:span text:style-name="T1">os activos físicos y digitales </text:span><text:span text:style-name="T11">estén más </text:span><text:span text:style-name="T1">seguros.</text:span></text:p>
          </table:table-cell>
          <table:covered-table-cell/>
          <table:table-cell table:style-name="Table3.D2" office:value-type="string">
            <text:p text:style-name="P2">X</text:p>
          </table:table-cell>
          <table:table-cell table:style-name="Table3.A1" office:value-type="string">
            <text:p text:style-name="P2">Media</text:p>
          </table:table-cell>
        </table:table-row>
        <table:table-row table:style-name="Table3.2">
          <table:table-cell table:style-name="Table3.A1" office:value-type="string">
            <text:p text:style-name="P15"><text:span text:style-name="T1">Detección y prevención de incendios (alarma de incendios, sistema de rociadores, </text:span><text:span text:style-name="T11">entre otros</text:span><text:span text:style-name="T1">)</text:span></text:p>
          </table:table-cell>
          <table:table-cell table:style-name="Table3.A1" table:number-columns-spanned="2" office:value-type="string">
            <text:p text:style-name="P15"><text:span text:style-name="T1">De detección/Preventivo. Detectar incendios en la ubicación física de la juguetería para evitar daños en el inventario, servidores, </text:span><text:span text:style-name="T11">entre otros.</text:span></text:p>
          </table:table-cell>
          <table:covered-table-cell/>
          <table:table-cell table:style-name="Table3.D2" office:value-type="string">
            <text:p text:style-name="P2"/>
          </table:table-cell>
          <table:table-cell table:style-name="Table3.A1" office:value-type="string">
            <text:p text:style-name="P2">N/A</text:p>
          </table:table-cell>
        </table:table-row>
      </table:table>
      <text:p text:style-name="P4"/>
      <text:h text:style-name="P34" text:outline-level="1">Lista de control de cumplimiento normativo</text:h>
      <text:p text:style-name="P1"/>
      <text:p text:style-name="P15"><text:span text:style-name="T3">_____ La Comisión Federal de Regula</text:span><text:span text:style-name="T12">ción</text:span><text:span text:style-name="T3"> de Energía, </text:span><text:span text:style-name="T12">Corporación de Confiabilidad Eléctrica América del Norte</text:span><text:span text:style-name="T3"> (FERC-NERC)</text:span></text:p>
      <text:p text:style-name="P33"/>
      <text:p text:style-name="P24"><text:span text:style-name="T1">La normativ</text:span><text:span text:style-name="T11">a </text:span><text:span text:style-name="T1">FERC-NERC se aplica a organizaciones que trabajan con electricidad o que están involucradas con la red eléctrica de los Estados Unidos y América del Norte. Las </text:span><text:span text:style-name="T11">empresas</text:span><text:span text:style-name="T1"> tienen la obligación de prepararse, mitigar </text:span><text:span text:style-name="T11">y reportar</text:span><text:span text:style-name="T1"> cualquier incidente de seguridad potencial que pueda afectar negativamente a la red eléctrica. También están legalmente obligadas a cumplir con los Estándares de Confiabilidad de Protección de Infraestructura Crítica (CIP) definidos por la FERC. <text:s/></text:span></text:p>
      <text:p text:style-name="P19">_____ Reglamento General de Protección de Datos (RGPD)</text:p>
      <text:p text:style-name="P24"><text:span text:style-name="T1">El RGPD es una </text:span><text:span text:style-name="T11">regulación</text:span><text:span text:style-name="T1"> general de datos de la Unión Europea (UE) que protege el procesamiento de los datos de </text:span><text:span text:style-name="T11">sus residentes</text:span><text:span text:style-name="T1"> y su derecho a la privacidad dentro y fuera del territorio. Además, si se produce una filtración y los datos de una </text:span><text:span text:style-name="T11">persona</text:span><text:span text:style-name="T1"> se ven comprometidos, est</text:span><text:span text:style-name="T11">o</text:span><text:span text:style-name="T1"> debe ser informado </text:span><text:span text:style-name="T11">en un plazo</text:span><text:span text:style-name="T1"> de 72 horas posteriores al incidente.</text:span><text:span text:style-name="T3"> </text:span></text:p>
      <text:p text:style-name="P20"><text:span text:style-name="T3">X </text:span><text:span text:style-name="T12">Estándares</text:span><text:span text:style-name="T3"> de </text:span><text:span text:style-name="T12">s</text:span><text:span text:style-name="T3">eguridad de </text:span><text:span text:style-name="T12">d</text:span><text:span text:style-name="T3">atos del sector de las </text:span><text:span text:style-name="T12">t</text:span><text:span text:style-name="T3">arjetas de </text:span><text:span text:style-name="T12">p</text:span><text:span text:style-name="T3">ago (PCI DSS)</text:span></text:p>
      <text:p text:style-name="P24"><text:span text:style-name="T1">PCI DSS es un </text:span><text:span text:style-name="T11">estándar</text:span><text:span text:style-name="T1"> de seguridad internacional destinad</text:span><text:span text:style-name="T11">o</text:span><text:span text:style-name="T1"> a garantizar que las organizaciones que almacenan, aceptan, procesan y transmiten información de tarjetas de crédito </text:span><text:span text:style-name="T11">lo hagan</text:span><text:span text:style-name="T1"> en un entorno seguro. </text:span></text:p>
      <text:p text:style-name="P24"><text:span text:style-name="T3">Explicación: </text:span><text:span text:style-name="T2">dada la creciente necesidad de la empresa a ofrecer pagos en línea, se debe administrar y manipular datos de tarjetas de pago según las normativas correspondiente, para garantizar la integridad y condidencialidad de las activos de los clientes.</text:span></text:p>
      <text:p text:style-name="P20"><text:span text:style-name="T3">_____ Ley </text:span><text:span text:style-name="T12">de Transferencia y Responsabilidad de los Seguros Médicos</text:span><text:span text:style-name="T3"> (HIPAA)</text:span></text:p>
      <text:p text:style-name="P24"><text:soft-page-break/><text:span text:style-name="T11">La </text:span><text:span text:style-name="T1">HIPAA es una ley federal de los </text:span><text:span text:style-name="T11">Estados Unidos establecida </text:span><text:span text:style-name="T1">en 1996 para proteger la información </text:span><text:span text:style-name="T11">médica de las personas</text:span><text:span text:style-name="T1">. Esta ley prohíbe que la información de un/a paciente sea compart</text:span><text:span text:style-name="T11">ida</text:span><text:span text:style-name="T1"> sin su consentimiento. Las organizaciones tienen la obligación legal de informar a l</text:span><text:span text:style-name="T11">o</text:span><text:span text:style-name="T1">s/l</text:span><text:span text:style-name="T11">a</text:span><text:span text:style-name="T1">s pacientes en caso de que esta información se filtr</text:span><text:span text:style-name="T11">e</text:span><text:span text:style-name="T1">. </text:span><text:span text:style-name="T3"><text:s/></text:span></text:p>
      <text:p text:style-name="P19">X Controles de Sistemas y Organizaciones (SOC tipo 1, SOC tipo 2)</text:p>
      <text:p text:style-name="P24"><text:span text:style-name="T1">El SOC1 y el SOC2 </text:span><text:span text:style-name="T11">se enfocan</text:span><text:span text:style-name="T1"> en las políticas de acceso de los</text:span><text:span text:style-name="T11"> usuarios y las usuarias</text:span><text:span text:style-name="T1"> de una organización </text:span><text:span text:style-name="T11">en los</text:span><text:span text:style-name="T1"> diferentes niveles. Se utilizan para evaluar el cumplimiento financiero de una organización, así como los niveles de riesgo asoci</text:span><text:span text:style-name="T11">ados</text:span><text:span text:style-name="T1">. También </text:span><text:span text:style-name="T11">abordan aspectos críticos como la </text:span><text:span text:style-name="T1">confidencialidad, privacidad, integridad, disponibilidad, seguridad y protección general de los datos. </text:span><text:span text:style-name="T11">Es importante destacar que cualquier falla en el control de estos aspectos puede resultar en posibles fraudes.</text:span></text:p>
      <text:p text:style-name="P23"><text:span text:style-name="T5">Explicación: </text:span><text:span text:style-name="T6">Se debe cumplir con esta normativa para asegurar la implementación de la tríada CID, logrando proteger exitosamente los datos de los usuarios involucrados con la empresa, así como sus activos.</text:span></text:p>
      <text:p text:style-name="P21"><text:span text:style-name="T6"/></text:p>
      <text:p text:style-name="P21"><text:span text:style-name="T6"/></text:p>
      <text:h text:style-name="P34" text:outline-level="1">Memorándum para las partes interesadas</text:h>
      <text:p text:style-name="P6"/>
      <text:p text:style-name="P17"><text:span text:style-name="T7">A: Gerente/a de TI, partes interesadas</text:span></text:p>
      <text:p text:style-name="P17"><text:span text:style-name="T7">DE: Guido Glielmi<text:line-break/>FECHA: 30/10/2023<text:tab/><text:line-break/>ASUNTO: Hallazgos y recomendaciones de la autoría interna de TI</text:span></text:p>
      <text:p text:style-name="P8"/>
      <text:p text:style-name="P17"><text:span text:style-name="T7">Estimados/as compañeros/as:</text:span></text:p>
      <text:p text:style-name="P8"/>
      <text:p text:style-name="P17"><text:span text:style-name="T7">La siguiente información incluye el ámbito, los objetivos, los hallazgos </text:span><text:span text:style-name="T11">críticos</text:span><text:span text:style-name="T7">, un resumen y las recomendaciones de la auditoría interna de Botium Toys.</text:span></text:p>
      <text:p text:style-name="P8"/>
      <text:p text:style-name="P17"><text:span text:style-name="T12">Alcance</text:span><text:span text:style-name="T9">: </text:span></text:p>
      <text:list xml:id="list8757346183052190224" text:style-name="L1">
        <text:list-item>
          <text:p text:style-name="P27"><text:span text:style-name="T9">Current user permissions set in the following systems: accounting, end point detection, firewalls, intrusion detection system, security information and event management (SIEM) tool.</text:span></text:p>
        </text:list-item>
      </text:list>
      <text:list xml:id="list2793104600186049256" text:style-name="L2">
        <text:list-item>
          <text:p text:style-name="P28"><text:span text:style-name="T9">Current implemented controls in the following systems: accounting, end point detection, firewalls, intrusion detection system, Security Information and Event Management (SIEM) tool.</text:span></text:p>
        </text:list-item>
      </text:list>
      <text:list xml:id="list6756967344144351890" text:style-name="L3">
        <text:list-item>
          <text:p text:style-name="P29"><text:span text:style-name="T9">Current procedures and protocols set for the following systems: accounting, end point detection, firewall, intrusion detection system, Security Information and Event Management (SIEM) tool.</text:span></text:p>
        </text:list-item>
      </text:list>
      <text:list xml:id="list4034351660488770337" text:style-name="L4">
        <text:list-item>
          <text:p text:style-name="P30"><text:span text:style-name="T9">Ensure current user permissions, controls, procedures, and protocols in place align with necessary compliance requirements.</text:span></text:p>
        </text:list-item>
        <text:list-item>
          <text:p text:style-name="P30"><text:span text:style-name="T9">Ensure current technology is accounted for. Both hardware and system access.</text:span></text:p>
        </text:list-item>
      </text:list>
      <text:p text:style-name="P8"/>
      <text:p text:style-name="P17"><text:span text:style-name="T9">Objetivos:</text:span></text:p>
      <text:list xml:id="list3622907462210592418" text:style-name="L5">
        <text:list-item>
          <text:p text:style-name="P31"><text:span text:style-name="T9">To adhere to the National Institute of Standards and Technology Cybersecurity Framework (NIST CSF)</text:span></text:p>
        </text:list-item>
        <text:list-item>
          <text:p text:style-name="P31"><text:span text:style-name="T9">Establish a better process for their systems to ensure they are compliant</text:span></text:p>
        </text:list-item>
        <text:list-item>
          <text:p text:style-name="P31"><text:span text:style-name="T9">Fortify system controls</text:span></text:p>
        </text:list-item>
        <text:list-item>
          <text:p text:style-name="P31"><text:span text:style-name="T9">Implement the concept of least permissions when it comes to user credential management</text:span></text:p>
        </text:list-item>
        <text:list-item>
          <text:p text:style-name="P31"><text:span text:style-name="T9">Establish their policies and procedures, which includes their playbooks</text:span></text:p>
        </text:list-item>
        <text:list-item>
          <text:p text:style-name="P31"><text:span text:style-name="T9">Ensure they are meeting compliance requirements</text:span></text:p>
        </text:list-item>
      </text:list>
      <text:p text:style-name="P8"/>
      <text:p text:style-name="P17"><text:soft-page-break/><text:span text:style-name="T9">Hallazgos </text:span><text:span text:style-name="T12">críticos</text:span><text:span text:style-name="T7"> (</text:span><text:span text:style-name="T11">que</text:span><text:span text:style-name="T7"> deben abordarse de inmediato): Medidas se seguridad detectivas y preventivas. Esto se debe a que no se tiene en claro qué valores se pueden perder en caso de una brecha.</text:span></text:p>
      <text:p text:style-name="P18"><text:span text:style-name="T7"/></text:p>
      <text:p text:style-name="P18"><text:span text:style-name="T7">Los controles específicos incluyen: </text:span></text:p>
      <text:list xml:id="list5132323416601555534" text:style-name="L6">
        <text:list-item>
          <text:p text:style-name="P32"><text:span text:style-name="T7">Control de mínimo privilegio</text:span></text:p>
        </text:list-item>
        <text:list-item>
          <text:p text:style-name="P32"><text:span text:style-name="T7">Separación de funciones</text:span></text:p>
        </text:list-item>
        <text:list-item>
          <text:p text:style-name="P32"><text:span text:style-name="T7">Planes de Recuperación</text:span></text:p>
        </text:list-item>
        <text:list-item>
          <text:p text:style-name="P32"><text:span text:style-name="T7">Mantenimiento de sistemas legacy</text:span></text:p>
        </text:list-item>
        <text:list-item>
          <text:p text:style-name="P32"><text:span text:style-name="T7">Sistema de monitoreo</text:span></text:p>
        </text:list-item>
      </text:list>
      <text:p text:style-name="P26"><text:span text:style-name="T7"/></text:p>
      <text:p text:style-name="P18"><text:span text:style-name="T7">El primer paso es poder determinar los riesgos para poder seguir con la siguiente iteración del proceso de auditoría. Además cumplir con las normas de: </text:span><text:span text:style-name="T9">PCI DSS, GDPR, SOC1 </text:span><text:span text:style-name="T8">y</text:span><text:span text:style-name="T9"> SOC2</text:span><text:span text:style-name="T8">.</text:span></text:p>
      <text:p text:style-name="P8"/>
      <text:p text:style-name="P17"><text:span text:style-name="T9">Hallazgos</text:span><text:span text:style-name="T7"> (que deben abordarse, aunque no de inmediato): Medidas de recuperación para poder mantener la continuidad del negocio.</text:span></text:p>
      <text:p text:style-name="P18"><text:span text:style-name="T7"/></text:p>
      <text:p text:style-name="P18"><text:span text:style-name="T7">Los controles específicos incluyen:</text:span></text:p>
      <text:list xml:id="list32524091" text:continue-numbering="true" text:style-name="L6">
        <text:list-item>
          <text:p text:style-name="P32"><text:span text:style-name="T7">Encriptación</text:span></text:p>
        </text:list-item>
        <text:list-item>
          <text:p text:style-name="P32"><text:span text:style-name="T7">Backups</text:span></text:p>
        </text:list-item>
        <text:list-item>
          <text:p text:style-name="P32"><text:span text:style-name="T7">Software Antivirus</text:span></text:p>
        </text:list-item>
        <text:list-item>
          <text:p text:style-name="P25"><text:span text:style-name="T1">Cerraduras de gabinetes</text:span></text:p>
        </text:list-item>
        <text:list-item>
          <text:p text:style-name="P25"><text:span text:style-name="T1">Señalización del sistema de alarmas vigente</text:span></text:p>
        </text:list-item>
        <text:list-item>
          <text:p text:style-name="P25"><text:span text:style-name="T1">Iluminación apropiada</text:span></text:p>
        </text:list-item>
        <text:list-item>
          <text:p text:style-name="P25"><text:span text:style-name="T1">Caja fuerte</text:span></text:p>
        </text:list-item>
      </text:list>
      <text:p text:style-name="P7"/>
      <text:p text:style-name="P17"><text:span text:style-name="T9">Resumen/recomendaciones:</text:span><text:span text:style-name="T7"> </text:span></text:p>
      <text:p text:style-name="P22"><text:span text:style-name="T10">Concentrarse mayormente en controles administrativos y técnicos, separación de funciones y sistema de mínimo privilegio. Por otro lado, sería ideal poder asesorar a los/las empleado/as sobre qué medidas tomar para no alentar brechas, como elección de contraseñas apropiadas, correcta discreción con datos sensibl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A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P68B1DB1-Normal1" style:family="paragraph" style:parent-style-name="normal" style:default-outline-level="" style:list-style-name="">
      <style:text-properties fo:font-size="12pt" style:font-size-asian="12pt"/>
    </style:style>
    <style:style style:name="P68B1DB1-Normal2" style:family="paragraph" style:parent-style-name="normal" style:default-outline-level="" style:list-style-nam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0-30T12:26:12.95</dc:date>
    <dc:creator>Guido Glielmi</dc:creator>
    <meta:generator>OpenOffice/4.1.11$Win32 OpenOffice.org_project/4111m1$Build-9808</meta:generator>
    <meta:editing-duration>PT1H39M54S</meta:editing-duration>
    <meta:editing-cycles>31</meta:editing-cycles>
    <meta:document-statistic meta:table-count="3" meta:image-count="0" meta:object-count="0" meta:page-count="8" meta:paragraph-count="158" meta:word-count="1511" meta:character-count="10180"/>
  </office:meta>
</office:document-meta>
</file>